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320000002587164F7A9.png" manifest:media-type="image/png"/>
  <manifest:file-entry manifest:full-path="Pictures/100002010000032000000258DAFEA12D.png" manifest:media-type="image/png"/>
  <manifest:file-entry manifest:full-path="Pictures/10000201000003200000025852CA68B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43cm, 2.625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35cm, 2.599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3.556cm"/>
    </style:style>
    <style:style style:name="gr4" style:family="graphic" style:parent-style-name="standard">
      <style:graphic-properties draw:stroke="none" svg:stroke-color="#000000" draw:fill="none" draw:fill-color="#ffffff" fo:min-height="3.302cm"/>
    </style:style>
    <style:style style:name="gr5" style:family="graphic" style:parent-style-name="standard">
      <style:graphic-properties draw:stroke="none" svg:stroke-color="#000000" draw:fill="none" draw:fill-color="#ffffff" fo:min-height="2.6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cm, 0cm, 1.297cm, 3.00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523cm" svg:height="9.398cm" svg:x="-0.093cm" svg:y="0.111cm">
          <draw:image xlink:href="Pictures/1000020100000320000002587164F7A9.png" xlink:type="simple" xlink:show="embed" xlink:actuate="onLoad">
            <text:p/>
          </draw:image>
        </draw:frame>
        <draw:frame draw:style-name="gr2" draw:text-style-name="P1" draw:layer="layout" svg:width="12.776cm" svg:height="10.412cm" svg:x="0.162cm" svg:y="19.288cm">
          <draw:image xlink:href="Pictures/10000201000003200000025852CA68B1.png" xlink:type="simple" xlink:show="embed" xlink:actuate="onLoad">
            <text:p/>
          </draw:image>
        </draw:frame>
        <draw:frame draw:style-name="gr3" draw:layer="layout" svg:width="5.715cm" svg:height="3.806cm" svg:x="13.954cm" svg:y="3.413cm">
          <draw:text-box>
            <text:p>ZDOCK</text:p>
          </draw:text-box>
        </draw:frame>
        <draw:frame draw:style-name="gr4" draw:layer="layout" svg:width="4.318cm" svg:height="3.552cm" svg:x="2.016cm" svg:y="13.319cm">
          <draw:text-box>
            <text:p>SDOCK</text:p>
          </draw:text-box>
        </draw:frame>
        <draw:frame draw:style-name="gr5" draw:layer="layout" svg:width="4.445cm" svg:height="2.917cm" svg:x="13.827cm" svg:y="23.225cm">
          <draw:text-box>
            <text:p>FTDOCK</text:p>
          </draw:text-box>
        </draw:frame>
        <draw:line draw:style-name="gr6" draw:text-style-name="P1" draw:layer="layout" svg:x1="13.7cm" svg:y1="23.606cm" svg:x2="12.811cm" svg:y2="23.606cm">
          <text:p/>
        </draw:line>
        <draw:line draw:style-name="gr6" draw:text-style-name="P1" draw:layer="layout" svg:x1="5.191cm" svg:y1="13.827cm" svg:x2="7.35cm" svg:y2="13.954cm">
          <text:p/>
        </draw:line>
        <draw:line draw:style-name="gr6" draw:text-style-name="P1" draw:layer="layout" svg:x1="13.827cm" svg:y1="3.794cm" svg:x2="12.684cm" svg:y2="3.921cm">
          <text:p/>
        </draw:line>
        <draw:frame draw:style-name="gr7" draw:text-style-name="P1" draw:layer="layout" svg:width="12.319cm" svg:height="10.414cm" svg:x="7.858cm" svg:y="9.382cm">
          <draw:image xlink:href="Pictures/100002010000032000000258DAFEA12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rotein Group</meta:initial-creator>
    <meta:creation-date>2015-11-06T16:42:37</meta:creation-date>
    <dc:date>2015-11-06T16:57:27</dc:date>
    <dc:creator>Protein Group</dc:creator>
    <meta:editing-duration>PT3M15S</meta:editing-duration>
    <meta:editing-cycles>3</meta:editing-cycles>
    <meta:generator>LibreOffice/3.5$Linux_x86 LibreOffice_project/350m1$Build-2</meta:generator>
    <meta:document-statistic meta:object-count="9"/>
  </office:meta>
</office:document-meta>
</file>